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297" officeooo:paragraph-rsid="0016c297"/>
    </style:style>
    <style:style style:name="P2" style:family="paragraph" style:parent-style-name="Standard">
      <style:text-properties officeooo:rsid="0016c297" officeooo:paragraph-rsid="001af61f"/>
    </style:style>
    <style:style style:name="P3" style:family="paragraph" style:parent-style-name="Standard">
      <style:text-properties fo:color="#ff3333" fo:font-weight="bold" officeooo:rsid="0016c297" officeooo:paragraph-rsid="0016c297" style:font-weight-asian="bold" style:font-weight-complex="bold"/>
    </style:style>
    <style:style style:name="P4" style:family="paragraph" style:parent-style-name="Standard">
      <style:text-properties fo:color="#ff3333" fo:font-weight="bold" officeooo:rsid="001daf3e" officeooo:paragraph-rsid="001daf3e" style:font-weight-asian="bold" style:font-weight-complex="bold"/>
    </style:style>
    <style:style style:name="P5" style:family="paragraph" style:parent-style-name="Standard">
      <style:text-properties fo:color="#ff3333" fo:font-weight="bold" officeooo:rsid="001daf3e" officeooo:paragraph-rsid="0027894e" style:font-weight-asian="bold" style:font-weight-complex="bold"/>
    </style:style>
    <style:style style:name="P6" style:family="paragraph" style:parent-style-name="Standard">
      <style:text-properties officeooo:paragraph-rsid="0016c297"/>
    </style:style>
    <style:style style:name="P7" style:family="paragraph" style:parent-style-name="Standard">
      <style:text-properties fo:color="#009933" fo:font-style="italic" officeooo:rsid="0016c297" officeooo:paragraph-rsid="0016c297" style:font-style-asian="italic" style:font-style-complex="italic"/>
    </style:style>
    <style:style style:name="P8" style:family="paragraph" style:parent-style-name="Standard">
      <style:text-properties fo:color="#009933" fo:font-weight="normal" officeooo:paragraph-rsid="00295eba"/>
    </style:style>
    <style:style style:name="P9" style:family="paragraph" style:parent-style-name="Standard">
      <style:text-properties fo:color="#000000" fo:font-style="italic" fo:font-weight="bold" officeooo:rsid="0016c297" officeooo:paragraph-rsid="00195a8b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000000" fo:font-style="italic" fo:font-weight="bold" officeooo:rsid="0016c297" officeooo:paragraph-rsid="0027894e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000000" fo:font-style="italic" fo:font-weight="bold" officeooo:rsid="004292be" officeooo:paragraph-rsid="004292be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000000" fo:font-style="normal" officeooo:rsid="00211408" officeooo:paragraph-rsid="0016c297" style:font-style-asian="normal" style:font-style-complex="normal"/>
    </style:style>
    <style:style style:name="P13" style:family="paragraph" style:parent-style-name="Standard">
      <style:text-properties officeooo:paragraph-rsid="001af61f"/>
    </style:style>
    <style:style style:name="P1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5" style:family="paragraph" style:parent-style-name="Standard">
      <style:text-properties fo:color="#d4d4d4" style:font-name="Droid Sans Mono" fo:font-size="10.5pt" fo:font-weight="normal" officeooo:rsid="001832d3" officeooo:paragraph-rsid="0016c297" fo:background-color="#1e1e1e"/>
    </style:style>
    <style:style style:name="P16" style:family="paragraph" style:parent-style-name="Standard">
      <style:text-properties fo:color="#d4d4d4" style:font-name="Droid Sans Mono" fo:font-size="10.5pt" fo:font-style="italic" fo:font-weight="normal" officeooo:rsid="0016c297" officeooo:paragraph-rsid="0016c297" fo:background-color="#1e1e1e" style:font-style-asian="italic" style:font-style-complex="italic"/>
    </style:style>
    <style:style style:name="P17" style:family="paragraph" style:parent-style-name="Standard">
      <style:text-properties fo:color="#d4d4d4" style:font-name="Droid Sans Mono" fo:font-size="10.5pt" fo:font-style="italic" fo:font-weight="normal" officeooo:rsid="0016c297" officeooo:paragraph-rsid="0027894e" fo:background-color="#1e1e1e" style:font-style-asian="italic" style:font-style-complex="italic"/>
    </style:style>
    <style:style style:name="P1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9" style:family="paragraph" style:parent-style-name="Standard">
      <style:text-properties officeooo:paragraph-rsid="0027894e"/>
    </style:style>
    <style:style style:name="P20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fo:font-style="italic" fo:font-weight="bold" officeooo:rsid="0016c297" officeooo:paragraph-rsid="0016c297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officeooo:paragraph-rsid="0016c297"/>
    </style:style>
    <style:style style:name="P23" style:family="paragraph" style:parent-style-name="Standard">
      <style:paragraph-properties style:line-height-at-least="0.503cm"/>
      <style:text-properties fo:color="#d4d4d4" style:font-name="Droid Sans Mono" fo:font-size="10.5pt" fo:font-style="italic" fo:font-weight="normal" officeooo:rsid="00195a8b" fo:background-color="#1e1e1e" style:font-style-asian="italic" style:font-style-complex="italic"/>
    </style:style>
    <style:style style:name="P24" style:family="paragraph" style:parent-style-name="Standard">
      <style:text-properties fo:color="#d4d4d4" style:font-name="Droid Sans Mono" fo:font-size="10.5pt" fo:font-weight="normal" officeooo:paragraph-rsid="0016c297" fo:background-color="#1e1e1e"/>
    </style:style>
    <style:style style:name="P2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6" style:family="paragraph" style:parent-style-name="Standard">
      <style:text-properties fo:color="#000000" fo:font-style="italic" officeooo:rsid="00195a8b" officeooo:paragraph-rsid="0016c297" style:font-style-asian="italic" style:font-style-complex="italic"/>
    </style:style>
    <style:style style:name="P27" style:family="paragraph" style:parent-style-name="Standard">
      <style:text-properties fo:color="#000000" fo:font-style="italic" fo:font-weight="bold" officeooo:rsid="00195a8b" officeooo:paragraph-rsid="001c32bd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color="#000000" fo:font-style="italic" fo:font-weight="bold" officeooo:rsid="0053593f" officeooo:paragraph-rsid="0027894e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000000" fo:font-style="italic" fo:font-weight="bold" officeooo:rsid="0016c297" officeooo:paragraph-rsid="0027894e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color="#000000" fo:font-style="italic" fo:font-weight="bold" officeooo:rsid="0016c297" officeooo:paragraph-rsid="001c32bd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color="#000000" fo:font-style="normal" fo:font-weight="normal" officeooo:rsid="0016c297" officeooo:paragraph-rsid="00295eba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officeooo:paragraph-rsid="0016c297"/>
    </style:style>
    <style:style style:name="P3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4" style:family="paragraph" style:parent-style-name="Standard">
      <style:paragraph-properties style:line-height-at-least="0.503cm"/>
    </style:style>
    <style:style style:name="T1" style:family="text">
      <style:text-properties officeooo:rsid="0016c297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 fo:font-weight="bold" officeooo:rsid="001af61f" style:font-weight-asian="bold" style:font-weight-complex="bold"/>
    </style:style>
    <style:style style:name="T4" style:family="text">
      <style:text-properties fo:font-style="italic" officeooo:rsid="00195a8b" style:font-style-asian="italic" style:font-style-complex="italic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daf3e" style:font-weight-asian="normal" style:font-weight-complex="normal"/>
    </style:style>
    <style:style style:name="T7" style:family="text">
      <style:text-properties officeooo:rsid="0027894e"/>
    </style:style>
    <style:style style:name="T8" style:family="text">
      <style:text-properties fo:font-weight="bold" officeooo:rsid="0053593f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477c1e" style:font-size-asian="15pt" style:font-size-complex="15pt"/>
    </style:style>
    <style:style style:name="T11" style:family="text">
      <style:text-properties fo:font-size="15pt" officeooo:rsid="0059a3bf" style:font-size-asian="15pt" style:font-size-complex="15pt"/>
    </style:style>
    <style:style style:name="T12" style:family="text">
      <style:text-properties fo:font-size="15pt" officeooo:rsid="005b757a" style:font-size-asian="15pt" style:font-size-complex="15pt"/>
    </style:style>
    <style:style style:name="T13" style:family="text">
      <style:text-properties fo:color="#c586c0"/>
    </style:style>
    <style:style style:name="T14" style:family="text">
      <style:text-properties fo:color="#c586c0" style:font-name="Droid Sans Mono" fo:font-size="10.5pt" fo:font-style="normal" fo:background-color="#1e1e1e" loext:char-shading-value="0" style:font-style-asian="normal" style:font-style-complex="normal"/>
    </style:style>
    <style:style style:name="T15" style:family="text">
      <style:text-properties fo:color="#d4d4d4" style:font-name="Droid Sans Mono" fo:font-size="10.5pt" fo:font-style="normal" fo:background-color="#1e1e1e" loext:char-shading-value="0" style:font-style-asian="normal" style:font-style-complex="normal"/>
    </style:style>
    <style:style style:name="T16" style:family="text">
      <style:text-properties fo:color="#ce9178"/>
    </style:style>
    <style:style style:name="T17" style:family="text">
      <style:text-properties fo:color="#ce9178" fo:font-style="italic" officeooo:rsid="00195a8b" style:font-style-asian="italic" style:font-style-complex="italic"/>
    </style:style>
    <style:style style:name="T18" style:family="text">
      <style:text-properties fo:color="#ce9178" fo:font-weight="bold" officeooo:rsid="0053593f" style:font-weight-asian="bold" style:font-weight-complex="bold"/>
    </style:style>
    <style:style style:name="T19" style:family="text">
      <style:text-properties fo:color="#9cdcfe"/>
    </style:style>
    <style:style style:name="T20" style:family="text">
      <style:text-properties fo:color="#9cdcfe" fo:font-style="italic" officeooo:rsid="00195a8b" style:font-style-asian="italic" style:font-style-complex="italic"/>
    </style:style>
    <style:style style:name="T21" style:family="text">
      <style:text-properties fo:color="#569cd6"/>
    </style:style>
    <style:style style:name="T22" style:family="text">
      <style:text-properties fo:color="#b5cea8"/>
    </style:style>
    <style:style style:name="T23" style:family="text">
      <style:text-properties fo:color="#b5cea8" fo:font-style="italic" officeooo:rsid="00195a8b" style:font-style-asian="italic" style:font-style-complex="italic"/>
    </style:style>
    <style:style style:name="T24" style:family="text">
      <style:text-properties fo:color="#6a9955"/>
    </style:style>
    <style:style style:name="T25" style:family="text">
      <style:text-properties fo:color="#6a9955" fo:font-style="italic" officeooo:rsid="00195a8b" style:font-style-asian="italic" style:font-style-complex="italic"/>
    </style:style>
    <style:style style:name="T26" style:family="text">
      <style:text-properties officeooo:rsid="004a9ea6"/>
    </style:style>
    <style:style style:name="T27" style:family="text">
      <style:text-properties officeooo:rsid="005359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Project1 :</text:span><text:span text:style-name="T10">ROS PYTHON – </text:span><text:span text:style-name="T12">listener</text:span></text:p>
      <text:p text:style-name="P9">------------------------------------------------------------------------------------------------------------------------</text:p>
      <text:p text:style-name="P3">Step 1</text:p>
      <text:p text:style-name="P6"><text:span text:style-name="T1"><text:tab/></text:span>This declares that your node subscribes to the <text:span text:style-name="Teletype">chatter</text:span> topic which is of type <text:span text:style-name="Teletype">std_msgs.msgs.String</text:span>. When new messages are received, <text:span text:style-name="Teletype">callback</text:span> is invoked with the message as the first argument. <text:bookmark text:name="rospy_tutorials.2BAC8-Tutorials.2BAC8-WritingPublisherSubscriber.line-144"/><text:bookmark text:name="rospy_tutorials.2BAC8-Tutorials.2BAC8-WritingPublisherSubscriber.line-145"/></text:p>
      <text:p text:style-name="Text_20_body">We also changed up the call to <text:span text:style-name="Teletype">rospy.init_node()</text:span> somewhat. We've added the <text:span text:style-name="Teletype">anonymous=True</text:span> keyword argument. ROS requires that each node have a unique name. If a node with the same name comes up, it bumps the previous one. This is so that malfunctioning nodes can easily be kicked off the network. The <text:span text:style-name="Teletype">anonymous=True</text:span> flag tells <text:span text:style-name="Teletype">rospy</text:span> to generate a unique name for the node so that you can have multiple <text:span text:style-name="Teletype">listener.py</text:span> nodes run easily. <text:bookmark text:name="rospy_tutorials.2BAC8-Tutorials.2BAC8-WritingPublisherSubscriber.line-146"/><text:bookmark text:name="rospy_tutorials.2BAC8-Tutorials.2BAC8-WritingPublisherSubscriber.line-147"/></text:p>
      <text:p text:style-name="Text_20_body">The final addition, <text:span text:style-name="Teletype">rospy.spin()</text:span> simply keeps your node from exiting until the node has been shutdown. Unlike roscpp, rospy.spin() does not affect the subscriber callback functions, as those have their own threads. </text:p>
      <text:p text:style-name="P6"/>
      <text:p text:style-name="P1"/>
      <text:p text:style-name="P24">rospy.init_node(<text:span text:style-name="T16">'listener'</text:span>, <text:span text:style-name="T19">anonymous</text:span>=<text:span text:style-name="T21">True</text:span>)</text:p>
      <text:p text:style-name="P34"/>
      <text:p text:style-name="P14">rospy.Subscriber(<text:span text:style-name="T16">"chatter"</text:span>, String, callback)</text:p>
      <text:p text:style-name="P34"/>
      <text:p text:style-name="P18"># spin() simply keeps python from exiting until this node is stopped</text:p>
      <text:p text:style-name="P14">rospy.spin()</text:p>
      <text:p text:style-name="P24"/>
      <text:p text:style-name="P7"/>
      <text:p text:style-name="P7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1:15:45.015522167</meta:creation-date>
    <dc:date>2018-11-21T17:19:42.926635537</dc:date>
    <meta:editing-duration>PT1H11M20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61" meta:character-count="1165" meta:non-whitespace-character-count="1009"/>
  </office:meta>
</office:document-meta>
</file>